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1pt" fo:font-weight="bold" officeooo:rsid="001f7222" officeooo:paragraph-rsid="001f7222" style:font-size-asian="11pt" style:font-weight-asian="bold" style:font-size-complex="11pt" style:font-weight-complex="bold"/>
    </style:style>
    <style:style style:name="P2" style:family="paragraph" style:parent-style-name="Standard">
      <style:paragraph-properties fo:text-align="start" style:justify-single-word="false"/>
      <style:text-properties fo:font-size="11pt" fo:font-weight="bold" officeooo:rsid="0020d986" officeooo:paragraph-rsid="0020d986" style:font-size-asian="11pt" style:font-weight-asian="bold" style:font-size-complex="11pt" style:font-weight-complex="bold"/>
    </style:style>
    <style:style style:name="P3" style:family="paragraph" style:parent-style-name="Standard">
      <style:paragraph-properties fo:text-align="justify" style:justify-single-word="false"/>
      <style:text-properties fo:font-size="11pt" fo:font-weight="normal" officeooo:rsid="0020d986" officeooo:paragraph-rsid="0020d986" style:font-size-asian="11pt" style:font-weight-asian="normal" style:font-size-complex="11pt" style:font-weight-complex="normal"/>
    </style:style>
    <style:style style:name="T1" style:family="text">
      <style:text-properties officeooo:rsid="0021e08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B V</text:p>
      <text:p text:style-name="P1">KESIMPULAN</text:p>
      <text:p text:style-name="P1"/>
      <text:p text:style-name="P2">5.1 Kesimpulan</text:p>
      <text:p text:style-name="P2"/>
      <text:p text:style-name="P3"><text:tab/><text:span text:style-name="T1">Dalam tugas akhir ini telah dirancang dan dibangun sebuah robot berbasis vision yang mampu menemukan objek. Robot dapat menemukan objek dengan target adalah bola berwarna biru dengan pengaturan rentang Hue adalah 100-130, Saturation 87-183, dan Value 80-182. Dalam rentang ini robot dapat menemukan objek maximal pada jarak maximal 665 cm dan FOV 58 derajat dengan kecepatan roda antara 126-445 rpm. Tingkat pencahayaan akan mempengaruhi nilai saturasi. Untuk warna lain membedakannya cukup dengan nilai Hue yaitu untuk merah pada 0-10, kuning pada 15-35, dan hijau pada 60-9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8272in" fo:page-height="8.268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8T17:16:37.643629443</meta:creation-date>
    <dc:date>2014-12-28T20:02:10.116105668</dc:date>
    <meta:editing-duration>PT2H44M34S</meta:editing-duration>
    <meta:editing-cycles>7</meta:editing-cycles>
    <meta:generator>LibreOffice/4.2.3.3$Linux_x86 LibreOffice_project/420m0$Build-3</meta:generator>
    <meta:document-statistic meta:table-count="0" meta:image-count="0" meta:object-count="0" meta:page-count="1" meta:paragraph-count="4" meta:word-count="91" meta:character-count="607" meta:non-whitespace-character-count="519"/>
  </office:meta>
</office:document-meta>
</file>